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/>
      <style:text-properties style:font-name="Georgia" fo:font-size="12pt" style:font-name-asian="Times New Roman2" style:font-size-asian="12pt" style:font-name-complex="Times New Roman2" style:font-size-complex="12pt"/>
    </style:style>
    <style:style style:name="P3" style:family="paragraph" style:parent-style-name="Standard">
      <style:paragraph-properties fo:margin-top="0.0835in" fo:margin-bottom="0in" fo:line-height="100%"/>
    </style:style>
    <style:style style:name="P4" style:family="paragraph" style:parent-style-name="Standard">
      <style:paragraph-properties fo:margin-top="0.0835in" fo:margin-bottom="0in" fo:line-height="100%"/>
      <style:text-properties style:font-name="Georgia" fo:font-size="12pt" style:font-name-asian="Times New Roman2" style:font-size-asian="12pt" style:font-name-complex="Times New Roman2" style:font-size-complex="12pt"/>
    </style:style>
    <style:style style:name="P5" style:family="paragraph" style:parent-style-name="Standard">
      <style:paragraph-properties fo:margin-top="0.0835in" fo:margin-bottom="0in" fo:line-height="100%"/>
      <style:text-properties style:font-name="Georgia" fo:font-size="16pt" fo:font-weight="bold" style:letter-kerning="true" style:font-name-asian="Times New Roman2" style:font-size-asian="16pt" style:font-weight-asian="bold" style:font-name-complex="Times New Roman2" style:font-size-complex="16pt" style:font-weight-complex="bold"/>
    </style:style>
    <style:style style:name="P6" style:family="paragraph" style:parent-style-name="Standard" style:master-page-name="Standard">
      <style:paragraph-properties fo:margin-top="0.0835in" fo:margin-bottom="0in" fo:line-height="100%" style:page-number="auto"/>
    </style:style>
    <style:style style:name="P7" style:family="paragraph" style:parent-style-name="Standard">
      <style:paragraph-properties fo:margin-top="0.0835in" fo:margin-bottom="0in" fo:line-height="100%"/>
      <style:text-properties style:font-name="Georgia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8" style:family="paragraph" style:parent-style-name="Standard">
      <style:paragraph-properties fo:margin-top="0.0835in" fo:margin-bottom="0in" fo:line-height="100%"/>
      <style:text-properties style:font-name="Georgia" fo:font-size="12pt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P9" style:family="paragraph" style:parent-style-name="Standard" style:list-style-name="L1">
      <style:paragraph-properties fo:margin-top="0.0835in" fo:margin-bottom="0in" fo:line-height="100%"/>
      <style:text-properties style:font-name="Georgia" fo:font-size="12pt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P10" style:family="paragraph" style:parent-style-name="Standard">
      <style:paragraph-properties fo:margin-top="0.0835in" fo:margin-bottom="0in" fo:line-height="100%"/>
      <style:text-properties style:font-name="Georgia" fo:font-size="12pt" style:font-name-asian="Times New Roman2" style:font-size-asian="12pt" style:font-name-complex="Times New Roman2" style:font-size-complex="12pt"/>
    </style:style>
    <style:style style:name="P11" style:family="paragraph" style:parent-style-name="Standard" style:list-style-name="L2">
      <style:paragraph-properties fo:margin-top="0.0835in" fo:margin-bottom="0in" fo:line-height="100%"/>
      <style:text-properties style:font-name="Georgia" fo:font-size="12pt" style:font-name-asian="Times New Roman2" style:font-size-asian="12pt" style:font-name-complex="Times New Roman2" style:font-size-complex="12pt"/>
    </style:style>
    <style:style style:name="P12" style:family="paragraph" style:parent-style-name="Standard">
      <style:paragraph-properties fo:margin-top="0.0835in" fo:margin-bottom="0in" fo:line-height="100%"/>
      <style:text-properties style:font-name="Georgia" fo:font-size="14pt" fo:font-weight="bold" style:font-name-asian="Times New Roman2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margin-top="0in" fo:margin-bottom="0in" fo:line-height="100%"/>
      <style:text-properties style:font-name="Georgia" fo:font-size="12pt" style:font-name-asian="Times New Roman2" style:font-size-asian="12pt" style:font-name-complex="Times New Roman2" style:font-size-complex="12pt"/>
    </style:style>
    <style:style style:name="P14" style:family="paragraph" style:parent-style-name="List_20_Paragraph" style:list-style-name="WWNum5">
      <style:paragraph-properties fo:margin-top="0in" fo:margin-bottom="0in" fo:line-height="100%"/>
      <style:text-properties style:font-name="Georgia" fo:font-size="12pt" style:font-name-asian="Times New Roman2" style:font-size-asian="12pt" style:font-name-complex="Times New Roman2" style:font-size-complex="12pt"/>
    </style:style>
    <style:style style:name="T1" style:family="text">
      <style:text-properties style:font-name="Georgia" fo:font-size="12pt" style:font-name-asian="Times New Roman2" style:font-size-asian="12pt" style:font-name-complex="Times New Roman2" style:font-size-complex="12pt"/>
    </style:style>
    <style:style style:name="T2" style:family="text">
      <style:text-properties style:font-name="Georgia" fo:font-size="12pt" fo:font-weight="bold" style:font-name-asian="Times New Roman2" style:font-size-asian="12pt" style:font-weight-asian="bold" style:font-name-complex="Times New Roman2" style:font-size-complex="12pt"/>
    </style:style>
    <style:style style:name="T3" style:family="text">
      <style:text-properties style:font-name="Georgia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4" style:family="text">
      <style:text-properties style:font-name="Georgia" fo:font-size="14pt" style:font-name-asian="Times New Roman2" style:font-size-asian="14pt" style:font-name-complex="Times New Roman2" style:font-size-complex="14pt"/>
    </style:style>
    <style:style style:name="T5" style:family="text">
      <style:text-properties style:font-name="Georgia" fo:font-size="14pt" fo:font-weight="bold" style:font-name-asian="Times New Roman2" style:font-size-asian="14pt" style:font-weight-asian="bold" style:font-name-complex="Times New Roman2" style:font-size-complex="14pt"/>
    </style:style>
    <style:style style:name="T6" style:family="text">
      <style:text-properties style:font-name="Georgia" fo:font-size="14pt" fo:font-weight="bold" style:letter-kerning="true" style:font-name-asian="Times New Roman2" style:font-size-asian="14pt" style:font-weight-asian="bold" style:font-name-complex="Times New Roman2" style:font-size-complex="14pt" style:font-weight-complex="bold"/>
    </style:style>
    <style:style style:name="T7" style:family="text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lease do this trial task and send your solution in zip format: </text:span><text:span text:style-name="T3">NodeJS_Backend_YourName.zip</text:span></text:p>
      <text:p text:style-name="P7"/>
      <text:p text:style-name="P8">Important notes:</text:p>
      <text:list xml:id="list10533414888777110" text:style-name="L1">
        <text:list-item>
          <text:p text:style-name="P9">Implement this main trial task with NodeJS will be a plus and you don't need to do the sub task.</text:p>
        </text:list-item>
        <text:list-item>
          <text:p text:style-name="P9">If you do it with other language (PHP, Java, …), please make the sub task with NodeJS.</text:p>
        </text:list-item>
        <text:list-item>
          <text:p text:style-name="P9">First-come, first-served. </text:p>
        </text:list-item>
      </text:list>
      <text:p text:style-name="P4"/>
      <text:p text:style-name="P3"><text:span text:style-name="T5">Trial Task:</text:span><text:span text:style-name="T4"> </text:span><text:span text:style-name="T6">Simple BookShop API Server</text:span></text:p>
      <text:p text:style-name="P5"/>
      <text:p text:style-name="P2">Build a simple API Server to support for a BookShop website with below requirements:</text:p>
      <text:p text:style-name="P2"/>
      <text:p text:style-name="P1"><text:span text:style-name="T1">+ Set up database with data from </text:span><text:span text:style-name="T3">pageResources</text:span><text:span text:style-name="T1">/</text:span><text:span text:style-name="T3">price.json</text:span><text:span text:style-name="T1"> file</text:span></text:p>
      <text:p text:style-name="P4">+ Must-have page’s features: </text:p>
      <text:list xml:id="list1911222732095162960" text:style-name="WWNum5">
        <text:list-item>
          <text:p text:style-name="P14">User registration</text:p>
        </text:list-item>
        <text:list-item>
          <text:p text:style-name="P14">User login/logout</text:p>
        </text:list-item>
        <text:list-item>
          <text:p text:style-name="P14">Get book list (login require)</text:p>
        </text:list-item>
        <text:list-item>
          <text:p text:style-name="P14">Get single book (login require)</text:p>
        </text:list-item>
        <text:list-item>
          <text:p text:style-name="P14">Update book data (login require)</text:p>
        </text:list-item>
        <text:list-item>
          <text:p text:style-name="P14">Delete book (login require)</text:p>
        </text:list-item>
      </text:list>
      <text:p text:style-name="P4">+ Nice to have features:</text:p>
      <text:list xml:id="list42746024" text:continue-numbering="true" text:style-name="WWNum5">
        <text:list-item>
          <text:p text:style-name="P14">Search book</text:p>
        </text:list-item>
        <text:list-item>
          <text:p text:style-name="P14">Sort book</text:p>
        </text:list-item>
        <text:list-item>
          <text:p text:style-name="P14">Paging book list</text:p>
        </text:list-item>
      </text:list>
      <text:p text:style-name="P4">+ Using API test page in package for testing API. Remember to fix Cross domain issue.</text:p>
      <text:p text:style-name="P4"/>
      <text:p text:style-name="P4">You don’t need to have all features implemented , but please do as much feature as you can. </text:p>
      <text:p text:style-name="P4"/>
      <text:p text:style-name="P2"/>
      <text:p text:style-name="P1"><text:span text:style-name="T3">Best practice:</text:span><text:span text:style-name="T2"> </text:span></text:p>
      <text:p text:style-name="P4">+ Prove your experience by coding style &amp; file structure.</text:p>
      <text:p text:style-name="P4">+ Javascript code/files should be organized according to MVC model. Code should be easy scalable to heavy eCommerce website and easy to understand.</text:p>
      <text:p text:style-name="P4"/>
      <text:p text:style-name="P4"/>
      <text:p text:style-name="P12"/>
      <text:p text:style-name="P12"><text:soft-page-break/></text:p>
      <text:p text:style-name="P12">Sub Task:</text:p>
      <text:p text:style-name="P4"/>
      <text:p text:style-name="P4">Create a simple CARO game with NodeJS server for 2 players. </text:p>
      <text:p text:style-name="P4"/>
      <text:p text:style-name="P4">Notes: </text:p>
      <text:list xml:id="list52508878832547677" text:style-name="L2">
        <text:list-item>
          <text:p text:style-name="P11">Page contain a table <text:span text:style-name="T7">20</text:span> x <text:span text:style-name="T7">20</text:span> with list of blank button</text:p>
        </text:list-item>
        <text:list-item>
          <text:p text:style-name="P11">When user A click a blank button, it will mark X.</text:p>
        </text:list-item>
        <text:list-item>
          <text:p text:style-name="P11">When user B click a blank button, it will mark O.</text:p>
        </text:list-item>
        <text:list-item>
          <text:p text:style-name="P11">A player win when there is <text:span text:style-name="T7">5</text:span>X or <text:span text:style-name="T7">5</text:span>O in a row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193in" fo:margin-bottom="0.0193in" fo:line-height="100%"/>
      <style:text-properties style:font-name="Times New Roman" fo:font-size="24pt" fo:font-weight="bold" style:letter-kerning="true" style:font-name-asian="Times New Roman2" style:font-size-asian="24pt" style:font-weight-asian="bold" style:font-name-complex="Times New Roman2" style:font-size-complex="24pt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2" style:font-size-asian="10pt" style:font-name-complex="Courier New2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2" style:font-size-asian="24pt" style:font-weight-asian="bold" style:font-name-complex="Times New Roman2" style:font-size-complex="24pt" style:font-weight-complex="bold"/>
    </style:style>
    <style:style style:name="foswikinewlink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2" style:font-size-asian="10pt" style:font-name-complex="Courier New2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asian="Times New Roman2" style:font-name-complex="Times New Roman2"/>
    </style:style>
    <style:style style:name="ListLabel_20_3" style:display-name="ListLabel 3" style:family="text">
      <style:text-properties style:font-name-complex="Courier New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8in" fo:margin-bottom="0.8in" fo:margin-left="1in" fo:margin-right="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meta:editing-cycles>55</meta:editing-cycles>
    <meta:creation-date>2013-03-13T04:03:00</meta:creation-date>
    <dc:date>2014-02-13T22:57:34.16</dc:date>
    <meta:editing-duration>PT56M29S</meta:editing-duration>
    <meta:generator>OpenOffice.org/3.4.1$Win32 OpenOffice.org_project/341m1$Build-9593</meta:generator>
    <meta:document-statistic meta:table-count="0" meta:image-count="0" meta:object-count="0" meta:page-count="2" meta:paragraph-count="31" meta:word-count="267" meta:character-count="143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